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2"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officeooo:paragraph-rsid="00148a4d"/>
    </style:style>
    <style:style style:name="P2" style:family="paragraph" style:parent-style-name="Standard">
      <style:paragraph-properties fo:text-align="end" style:justify-single-word="false"/>
      <style:text-properties officeooo:paragraph-rsid="0015bd2f"/>
    </style:style>
    <style:style style:name="P3" style:family="paragraph" style:parent-style-name="Standard">
      <style:paragraph-properties fo:text-align="end" style:justify-single-word="false"/>
      <style:text-properties officeooo:paragraph-rsid="001740fc"/>
    </style:style>
    <style:style style:name="P4" style:family="paragraph" style:parent-style-name="Standard">
      <style:text-properties fo:color="#1c1c1c" fo:background-color="#00a933"/>
    </style:style>
    <style:style style:name="P5" style:family="paragraph" style:parent-style-name="Standard">
      <style:paragraph-properties fo:text-align="end" style:justify-single-word="false"/>
      <style:text-properties fo:color="#1c1c1c" fo:background-color="#77bc65"/>
    </style:style>
    <style:style style:name="P6" style:family="paragraph" style:parent-style-name="Standard">
      <style:paragraph-properties fo:text-align="end" style:justify-single-word="false"/>
      <style:text-properties fo:color="#1c1c1c" officeooo:paragraph-rsid="00148a4d" fo:background-color="#77bc65"/>
    </style:style>
    <style:style style:name="P7" style:family="paragraph" style:parent-style-name="Standard">
      <style:paragraph-properties fo:text-align="end" style:justify-single-word="false"/>
      <style:text-properties fo:color="#1c1c1c" officeooo:paragraph-rsid="0015bd2f" fo:background-color="#77bc65"/>
    </style:style>
    <style:style style:name="P8" style:family="paragraph" style:parent-style-name="Standard">
      <style:paragraph-properties fo:text-align="end" style:justify-single-word="false"/>
      <style:text-properties fo:color="#1c1c1c" officeooo:paragraph-rsid="001740fc" fo:background-color="#77bc65"/>
    </style:style>
    <style:style style:name="T1" style:family="text">
      <style:text-properties officeooo:rsid="00148a4d"/>
    </style:style>
    <style:style style:name="T2" style:family="text">
      <style:text-properties fo:color="#1c1c1c" fo:background-color="#77bc65" loext:char-shading-value="0"/>
    </style:style>
    <style:style style:name="T3" style:family="text">
      <style:text-properties fo:color="#1c1c1c" officeooo:rsid="00148a4d" fo:background-color="#77bc65" loext:char-shading-value="0"/>
    </style:style>
    <style:style style:name="T4" style:family="text">
      <style:text-properties fo:color="#1c1c1c" officeooo:rsid="0015bd2f" fo:background-color="#77bc65" loext:char-shading-value="0"/>
    </style:style>
    <style:style style:name="T5" style:family="text">
      <style:text-properties fo:color="#1c1c1c" officeooo:rsid="001740fc" fo:background-color="#77bc65" loext:char-shading-value="0"/>
    </style:style>
    <style:style style:name="T6" style:family="text">
      <style:text-properties officeooo:rsid="0015bd2f"/>
    </style:style>
    <style:style style:name="T7" style:family="text">
      <style:text-properties officeooo:rsid="001740f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1. Create a query to display the data of employees joined after 2009-02-28.</text:p>
      <text:p text:style-name="Standard"/>
      <text:p text:style-name="P5">select * from emp where startDate&gt;=” 2009-02-28”</text:p>
      <text:p text:style-name="P4"/>
      <text:p text:style-name="Standard">2. Create a query to display the last name and salary of employees earning more than $12,000.</text:p>
      <text:p text:style-name="P6">select <text:span text:style-name="T1">last_name, salary</text:span> from emp where <text:span text:style-name="T1">salary</text:span>&gt;=<text:span text:style-name="T1">2000</text:span></text:p>
      <text:p text:style-name="Standard"/>
      <text:p text:style-name="Standard">3. Create a query to display the employee last name and department number for employee number</text:p>
      <text:p text:style-name="Standard">176.</text:p>
      <text:p text:style-name="P6">select <text:s/><text:span text:style-name="T1">last_name, departmentId</text:span> from emp where <text:span text:style-name="T1">employeeId=176</text:span></text:p>
      <text:p text:style-name="Standard"/>
      <text:p text:style-name="Standard">4. Display the last name and department number of all employees in departments 20 and 50 in alphabetical order by name.</text:p>
      <text:p text:style-name="P1"><text:span text:style-name="T2">select <text:s/></text:span><text:span text:style-name="T3">last_name, departmentId</text:span><text:span text:style-name="T2"> from emp where </text:span><text:span text:style-name="T3">departmentId between 20 and 50 orderby name </text:span></text:p>
      <text:p text:style-name="Standard"/>
      <text:p text:style-name="Standard">5. Display the employee job title and hire date of employees hired between February 20, 1998, and May 1, 1998. Order the query in ascending order by start date.</text:p>
      <text:p text:style-name="P6">Select <text:span text:style-name="T1">job_title, hiredate </text:span>from emp where <text:span text:style-name="T1">hiredate between “1998-02-20” and “1998-05-1” orderby startdate </text:span></text:p>
      <text:p text:style-name="Standard">6. Display the job title and and hire date of every employee who was hired in 1994.</text:p>
      <text:p text:style-name="P6">SELECT job_title, hiredate FROM emp WHERE YEAR(hiredate) = 1994</text:p>
      <text:p text:style-name="Standard"/>
      <text:p text:style-name="Standard">7. Display the last name and job title of all employees who do not have a manager.</text:p>
      <text:p text:style-name="P1"><text:span text:style-name="T2">select <text:s/></text:span><text:span text:style-name="T3">last_name, </text:span><text:span text:style-name="T4">job_title</text:span><text:span text:style-name="T2"> from emp where </text:span><text:span text:style-name="T4">managerId Is NULL</text:span></text:p>
      <text:p text:style-name="Standard"/>
      <text:p text:style-name="Standard">8. Display the last name, salary for all employees . Sort</text:p>
      <text:p text:style-name="Standard">data in descending order of salary.</text:p>
      <text:p text:style-name="P2"><text:span text:style-name="T2">sSELECT last_name, salary FROM emp ORDER BY salary DESC;</text:span></text:p>
      <text:p text:style-name="Standard">9. Display the last names of all employees where the third letter of the name is an a.</text:p>
      <text:p text:style-name="P7">select <text:s/><text:span text:style-name="T1">last_name</text:span> from emp where <text:span text:style-name="T6">last_name like’___a%’</text:span></text:p>
      <text:p text:style-name="Standard"/>
      <text:p text:style-name="Standard">10. Display the last name of all employees who have an a and an e in their last name.</text:p>
      <text:p text:style-name="P7">select <text:s/><text:span text:style-name="T1">last_name</text:span> from emp where <text:span text:style-name="T6">last_name like ‘%a%” and like ‘%e%’</text:span></text:p>
      <text:p text:style-name="Standard"/>
      <text:p text:style-name="Standard"/>
      <text:p text:style-name="Standard">11. Display the last name, job, and salary for all employees whose salary is not equal to $2,500, $3,500, or $7,000.</text:p>
      <text:p text:style-name="P7">select <text:s/><text:span text:style-name="T1">last_name,</text:span><text:span text:style-name="T6">job, salary </text:span><text:s/>from emp where <text:span text:style-name="T6">salary not in (2500,3500,7000)</text:span></text:p>
      <text:p text:style-name="Standard"/>
      <text:p text:style-name="Standard">12. Write a query to display the current date. Label the column Date.</text:p>
      <text:p text:style-name="P7">select <text:s/><text:span text:style-name="T6">getDate() as Date</text:span> </text:p>
      <text:p text:style-name="Standard"/>
      <text:p text:style-name="Standard">13. For each employee, display the employee number, last_name, salary, and salary increased by 15% and expressed as a whole number. Label the column New Salary.</text:p>
      <text:p text:style-name="P8">select <text:s/><text:span text:style-name="T7">empID,lastName,salary, Round((salary*1.15)) New Salary </text:span><text:s/>from emp </text:p>
      <text:p text:style-name="Standard"/>
      <text:p text:style-name="Standard">14.Write a query that displays the employee’s last names with the first letter capitalized and all other letters lowercase and the length of the name for all employees whose name starts with J, A, or M. Give each column an appropriate label. Sort the results by the employees’ last names.</text:p>
      <text:p text:style-name="P3"><text:span text:style-name="T2">select <text:s/></text:span><text:span text:style-name="T5">CapatilSELECT CONCAT(UPPER(LEFT(last_name, 1)), LOWER(SUBSTRING(last_name, 2))) AS Last_Name_Capitalized, LENGTH(last_name) AS Name_Length</text:span></text:p>
      <text:p text:style-name="P3"><text:soft-page-break/><text:span text:style-name="T5">FROM emp</text:span></text:p>
      <text:p text:style-name="P3"><text:span text:style-name="T5">WHERE last_name LIKE 'J%' OR last_name LIKE 'A%' OR last_name LIKE 'M%'</text:span></text:p>
      <text:p text:style-name="P3"><text:span text:style-name="T5">ORDER BY last_nam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2"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IN" style:letter-kerning="true" style:font-name-asia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Naved Akhtar</meta:initial-creator>
    <meta:creation-date>2021-11-16T16:40:07.11</meta:creation-date>
    <dc:date>2024-06-18T14:42:35.788664213</dc:date>
    <meta:editing-duration>PT4M39S</meta:editing-duration>
    <meta:editing-cycles>5</meta:editing-cycles>
    <meta:generator>LibreOffice/6.4.7.2$Linux_X86_64 LibreOffice_project/40$Build-2</meta:generator>
    <meta:document-statistic meta:table-count="0" meta:image-count="0" meta:object-count="0" meta:page-count="2" meta:paragraph-count="33" meta:word-count="436" meta:character-count="2684" meta:non-whitespace-character-count="2266"/>
  </office:meta>
</office:document-meta>
</file>